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b40" officeooo:paragraph-rsid="000f8b40"/>
    </style:style>
    <style:style style:name="P2" style:family="paragraph" style:parent-style-name="Standard">
      <style:text-properties fo:font-weight="bold" officeooo:rsid="000f8b40" officeooo:paragraph-rsid="000f8b4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/text:p>
      <text:p text:style-name="P1">Git error: command `git fetch --force --quiet --tags 'git://github.com/activeadmin/activeadmin.git' "refs/heads/*:refs/heads/*"` in directory</text:p>
      <text:p text:style-name="P1">/home/harshi/.rbenv/versions/2.1.2/lib/ruby/gems/2.1.0/cache/bundler/git/activeadmin-c24fcef949b2f1bbdf6b5a17650dcd86d73f2528 has failed.</text:p>
      <text:p text:style-name="P2">If this error persists you could try removing the cache directory</text:p>
      <text:p text:style-name="P1">'/home/harshi/.rbenv/versions/2.1.2/lib/ruby/gems/2.1.0/cache/bundler/git/activeadmin-c24fcef949b2f1bbdf6b5a17650dcd86d73f2528'</text:p>
      <text:p text:style-name="P1"/>
      <text:p text:style-name="P1">2. removed Still having the same problem</text:p>
      <text:p text:style-name="P1"/>
      <text:p text:style-name="P1">3. </text:p>
      <text:p text:style-name="P1">Retrying git clone 'git://github.com/activeadmin/activeadmin.git' "/home/harshi/.rbenv/versions/2.1.2/lib/ruby/gems/2.1.0/cache/bundler/git/activeadmin-c24fcef949b2f1bbdf6b5a17650dcd86d73f2528" --bare --no-hardlinks --quiet due to error (2/3): Bundler::Source::Git::GitCommandError Git error: command `git clone 'git://github.com/activeadmin/activeadmin.git' "/home/harshi/.rbenv/versions/2.1.2/lib/ruby/gems/2.1.0/cache/bundler/git/activeadmin-c24fcef949b2f1bbdf6b5a17650dcd86d73f2528" --bare --no-hardlinks --quiet` in directory /home/harshi/isdm_group3/dms has fai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3:13:52.432268361</meta:creation-date>
    <dc:date>2015-03-18T00:49:03.51671825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8" meta:word-count="73" meta:character-count="1087" meta:non-whitespace-character-count="1029"/>
  </office:meta>
</office:document-meta>
</file>